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Heading_20_1">
      <style:text-properties fo:language="cs" fo:country="CZ"/>
    </style:style>
    <style:style style:name="T1" style:family="text">
      <style:text-properties fo:language="cs" fo:country="CZ"/>
    </style:style>
    <style:style style:name="T2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Úpravy bakalářky</text:h>
      <text:list xml:id="list4195591634846178501" text:style-name="L1">
        <text:list-item>
          <text:p text:style-name="P1"><text:span text:style-name="T1">struktura kapitol: nechat si vygenerovat a upravit podle připomínek a tak, aby byly nadpisy "stejného datového typu"</text:span></text:p>
        </text:list-item>
        <text:list-item>
          <text:p text:style-name="P1"><text:span text:style-name="T1">odstranit nepotřebné části, zkrátit ukecané pasáže</text:span></text:p>
        </text:list-item>
        <text:list-item>
          <text:p text:style-name="P1"><text:span text:style-name="T1">zajistit integritu křížových odkazů</text:span></text:p>
        </text:list-item>
        <text:list-item>
          <text:p text:style-name="P1"><text:span text:style-name="T1">sjednotit styl písma (názvy tříd a dalších struktur zdrojového kódu neproporcionálně, názvy SW kurzívou?)</text:span></text:p>
        </text:list-item>
        <text:list-item>
          <text:p text:style-name="P1"><text:span text:style-name="T1">barevnost obrázků: černobíle, </text:span><text:span text:style-name="T2">po</text:span><text:span text:style-name="T1">zadí obrázků ne šedé</text:span></text:p>
        </text:list-item>
        <text:list-item>
          <text:p text:style-name="P1"><text:span text:style-name="T1">zkontrolovat a zajistit validitu hypertextových odkazů v poznámkách pod čarou</text:span></text:p>
        </text:list-item>
        <text:list-item>
          <text:p text:style-name="P1"><text:span text:style-name="T1">přeformulovat nevhodné formulace (viz připomínky JK: nevhodná slova a slovní spojení, odstranit sdělování informací v první osobě)</text:span></text:p>
        </text:list-item>
        <text:list-item>
          <text:p text:style-name="P1"><text:span text:style-name="T1">identifikovat nedodělané pasáže a pokud možno dokončit (pouze spíše malé úpravy)</text:span></text:p>
        </text:list-item>
        <text:list-item>
          <text:p text:style-name="P1"><text:span text:style-name="T1">přesun části tabulek do příloh a odkazy na ně z příslušných částí textu, ukázky částí tabulek a odkazy do příloh</text:span></text:p>
        </text:list-item>
        <text:list-item>
          <text:p text:style-name="P1"><text:span text:style-name="T1">TODO funkční závislosti: definice</text:span></text:p>
        </text:list-item>
        <text:list-item>
          <text:p text:style-name="P1"><text:span text:style-name="T1">vysvětlit lépe převody dat (XML =&gt; SQL insert =&gt; RDF)</text:span></text:p>
        </text:list-item>
        <text:list-item>
          <text:p text:style-name="P1"><text:span text:style-name="T1">"něco bylo uděláno": lépe vysvětlit zvažované varianty a vybraný způsob řešení</text:span></text:p>
        </text:list-item>
        <text:list-item>
          <text:p text:style-name="P1"><text:span text:style-name="T1">pod kapitoly doplnit, o čem budou</text:span></text:p>
        </text:list-item>
        <text:list-item>
          <text:p text:style-name="P1"><text:span text:style-name="T1">přenazvat nadpisy číselníků v kapitole 3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46M16S</meta:editing-duration>
    <meta:editing-cycles>3</meta:editing-cycles>
    <meta:generator>OpenOffice/4.1.1$Win32 OpenOffice.org_project/411m6$Build-9775</meta:generator>
    <dc:date>2015-05-09T23:10:59.31</dc:date>
    <meta:document-statistic meta:table-count="0" meta:image-count="0" meta:object-count="0" meta:page-count="1" meta:paragraph-count="15" meta:word-count="159" meta:character-count="1024"/>
    <dc:creator>Tomáš Beňák</dc:creator>
    <meta:user-defined meta:name="Info 1"/>
    <meta:user-defined meta:name="Info 2"/>
    <meta:user-defined meta:name="Info 3"/>
    <meta:user-defined meta:name="Info 4"/>
  </office:meta>
</office:document-meta>
</file>